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; READ TASTE PINA(0)</text:p>
      <text:p text:style-name="P1">; READ DATA(3:0) = PINA(4:7)</text:p>
      <text:p text:style-name="P1">; PINA(0) = 1: pass thru PORTC(3:0) = PINA(4:7)</text:p>
      <text:p text:style-name="P1">; PINA(0) = 0: PORTC(2:0) = INVERT PINA(4:7)</text:p>
      <text:p text:style-name="P1">; used pins of A: PINA(0) taste, PINA(4:7) DATA, rest: PINA(3:1) = WRITE PINS for extension</text:p>
      <text:p text:style-name="P1">; all PINS of PORTC are write pins</text:p>
      <text:p text:style-name="P1"/>
      <text:p text:style-name="P1">.DEF ACC1 = R16; <text:s/>use acc1 instead of R16</text:p>
      <text:p text:style-name="P1">.DEF ACC2 = R17; <text:s/>use acc2 instead of R17</text:p>
      <text:p text:style-name="P1">.DEF HELP = R18;</text:p>
      <text:p text:style-name="P1"/>
      <text:p text:style-name="P1">.EQU takt = 16000000;</text:p>
      <text:p text:style-name="P1"/>
      <text:p text:style-name="P1">.CSEG</text:p>
      <text:p text:style-name="P1">rjmp start;</text:p>
      <text:p text:style-name="P1">.ORG 0x40; <text:s/>do not write code into interrupt table, start write code at 16 bit address 0x40, (outside interrupt table</text:p>
      <text:p text:style-name="P1"/>
      <text:p text:style-name="P1">start:</text:p>
      <text:p text:style-name="P1"/>
      <text:p text:style-name="P1"><text:s text:c="4"/>; initialize stack pointer at indirect ram address</text:p>
      <text:p text:style-name="P1"><text:tab/>; SP is the pointer to indirect addressable ram</text:p>
      <text:p text:style-name="P1"><text:tab/>ldi ACC1, LOW(RAMEND);</text:p>
      <text:p text:style-name="P1"><text:tab/>out SPL, ACC1;</text:p>
      <text:p text:style-name="P1"><text:tab/>ldi ACC1, HIGH(RAMEND);</text:p>
      <text:p text:style-name="P1"><text:tab/>out SPH, ACC1;</text:p>
      <text:p text:style-name="P1"/>
      <text:p text:style-name="P1"><text:tab/>; initalize portA A(7:0) R R R R W W W R</text:p>
      <text:p text:style-name="P1"><text:tab/>ldi ACC1, 0b00001110;</text:p>
      <text:p text:style-name="P1"><text:tab/>out DDRA, ACC1;</text:p>
      <text:p text:style-name="P1"/>
      <text:p text:style-name="P1"><text:tab/>ldi ACC1, 0xFF;</text:p>
      <text:p text:style-name="P1"><text:tab/>out DDRC, ACC1;</text:p>
      <text:p text:style-name="P1"/>
      <text:p text:style-name="P1"><text:tab/>; main programm</text:p>
      <text:p text:style-name="P1"><text:tab/>loop: <text:s/>; forever</text:p>
      <text:p text:style-name="P1"><text:tab/><text:tab/>call read_taste; <text:s/>read PINA(0) -&gt; ACC1 </text:p>
      <text:p text:style-name="P1"><text:tab/><text:tab/>call read_data; <text:s text:c="2"/>read PINA(7:4) -&gt; ACC2</text:p>
      <text:p text:style-name="P1"><text:tab/><text:tab/>call write_data; <text:s/>DATA(3:0) -&gt; PORTC(3:0) taste = 1, write invert DATA(3:0) -&gt; taste = 0</text:p>
      <text:p text:style-name="P1"/>
      <text:p text:style-name="P1"><text:tab/>rjmp loop;</text:p>
      <text:p text:style-name="P1"/>
      <text:p text:style-name="P1"><text:tab/>read_taste:</text:p>
      <text:p text:style-name="P1"><text:tab/><text:tab/>in ACC1, PINA;</text:p>
      <text:p text:style-name="P1"><text:tab/><text:tab/>ANDI ACC1, 0b00000001; clear bits(7:1) keep bit0 untouched</text:p>
      <text:p text:style-name="P1"><text:tab/>ret;</text:p>
      <text:p text:style-name="P1"/>
      <text:p text:style-name="P1"><text:tab/>read_data:</text:p>
      <text:p text:style-name="P1"><text:tab/><text:tab/>in ACC2, PINA;</text:p>
      <text:p text:style-name="P1"><text:tab/><text:tab/>ANDI ACC2, 0b11110000; <text:s/>mask data clear bits(3:0)</text:p>
      <text:p text:style-name="P1"><text:tab/><text:tab/>; shift AAC1(7:4) --&gt; ACC1(3:0) </text:p>
      <text:p text:style-name="P1"><text:tab/><text:tab/>lsr ACC2;</text:p>
      <text:p text:style-name="P1"><text:tab/><text:tab/>lsr ACC2;</text:p>
      <text:p text:style-name="P1"><text:tab/><text:tab/>lsr ACC2;</text:p>
      <text:p text:style-name="P1"><text:tab/><text:tab/>lsr ACC2;</text:p>
      <text:p text:style-name="P1"/>
      <text:p text:style-name="P1"><text:soft-page-break/><text:tab/>ret;</text:p>
      <text:p text:style-name="P1"/>
      <text:p text:style-name="P1"><text:tab/>write_data:</text:p>
      <text:p text:style-name="P1"/>
      <text:p text:style-name="P1"><text:tab/> <text:s text:c="3"/>; is taste pressed?</text:p>
      <text:p text:style-name="P1"><text:tab/> <text:s text:c="3"/>ldi HELP, 0x01;</text:p>
      <text:p text:style-name="P1"><text:tab/><text:tab/>cp ACC1, HELP; <text:s/>set zero bit if HELP == 0x01</text:p>
      <text:p text:style-name="P1"/>
      <text:p text:style-name="P1"><text:tab/><text:tab/>; jump if zero bit is set</text:p>
      <text:p text:style-name="P1"><text:tab/><text:tab/>breq path_thru; pass data to PORT C</text:p>
      <text:p text:style-name="P1"/>
      <text:p text:style-name="P1"><text:tab/><text:tab/>invert:</text:p>
      <text:p text:style-name="P1"><text:tab/><text:tab/>; we can use acc1 again, we use acc1 at next loop</text:p>
      <text:p text:style-name="P1"><text:tab/><text:tab/>ldi ACC1, 0b00001111; invert lower four bits</text:p>
      <text:p text:style-name="P1"><text:tab/><text:tab/>EOR ACC2, ACC1;</text:p>
      <text:p text:style-name="P1"><text:tab/><text:tab/>out PORTC, ACC2; <text:s/>write the bits</text:p>
      <text:p text:style-name="P1"><text:s text:c="8"/>ret;</text:p>
      <text:p text:style-name="P1"/>
      <text:p text:style-name="P1"><text:tab/><text:tab/>path_thru:</text:p>
      <text:p text:style-name="P1"><text:tab/><text:tab/>out PORTC, ACC2; <text:s/>write the bits</text:p>
      <text:p text:style-name="P1"/>
      <text:p text:style-name="P1"><text:tab/>ret;</text:p>
      <text:p text:style-name="P1"/>
      <text:p text:style-name="P1"/>
      <text:p text:style-name="P1"/>
      <text:p text:style-name="P1">write_7SEG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22:46:11.027143641</meta:creation-date>
    <dc:date>2018-03-18T22:48:53.672572806</dc:date>
    <meta:editing-duration>PT2M43S</meta:editing-duration>
    <meta:editing-cycles>1</meta:editing-cycles>
    <meta:document-statistic meta:table-count="0" meta:image-count="0" meta:object-count="0" meta:page-count="2" meta:paragraph-count="60" meta:word-count="298" meta:character-count="1680" meta:non-whitespace-character-count="1344"/>
    <meta:generator>LibreOffice/6.0.2.1$Linux_X86_64 LibreOffice_project/f7f06a8f319e4b62f9bc5095aa112a65d2f3ac89</meta:generator>
  </office:meta>
</office:document-meta>
</file>